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TestRedirector.doGet( HttpServletRequest theRequest , HttpServletResponse the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estRedirector.doPost( HttpServletRequest theRequest , HttpServletResponse the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